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59.41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70.21pt"/>
    </style:style>
    <style:style style:name="co7" style:family="table-column">
      <style:table-column-properties fo:break-before="auto" style:column-width="65.59pt"/>
    </style:style>
    <style:style style:name="co8" style:family="table-column">
      <style:table-column-properties fo:break-before="auto" style:column-width="61.74pt"/>
    </style:style>
    <style:style style:name="co9" style:family="table-column">
      <style:table-column-properties fo:break-before="auto" style:column-width="45.75pt"/>
    </style:style>
    <style:style style:name="co10" style:family="table-column">
      <style:table-column-properties fo:break-before="auto" style:column-width="57.34pt"/>
    </style:style>
    <style:style style:name="co11" style:family="table-column">
      <style:table-column-properties fo:break-before="auto" style:column-width="53.26pt"/>
    </style:style>
    <style:style style:name="co12" style:family="table-column">
      <style:table-column-properties fo:break-before="auto" style:column-width="3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2a00ff" style:text-outline="false" style:text-line-through-style="none" style:text-line-through-type="none" style:font-name="DejaVu Sa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b2b2b2"/>
    </style:style>
    <style:style style:name="ce4" style:family="table-cell" style:parent-style-name="Default">
      <style:text-properties fo:color="#99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71.23pt" svg:height="330.55pt" svg:x="809.63pt" svg:y="167.16pt">
            <draw:object draw:notify-on-update-of-ranges="Sheet1.A1:Sheet1.A23 Sheet1.C2:Sheet1.C23 Sheet1.B2:Sheet1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11" table:default-cell-style-name="Default"/>
        <table:table-column table:style-name="co12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tion</text:p>
          </table:table-cell>
          <table:table-cell table:style-name="ce3" office:value-type="string" calcext:value-type="string">
            <text:p>segChordDir</text:p>
          </table:table-cell>
          <table:table-cell office:value-type="string" calcext:value-type="string">
            <text:p>segChordDir</text:p>
          </table:table-cell>
          <table:table-cell table:number-columns-repeated="2" office:value-type="string" calcext:value-type="string">
            <text:p>deflection</text:p>
          </table:table-cell>
          <table:table-cell office:value-type="string" calcext:value-type="string">
            <text:p>startAngBisect</text:p>
          </table:table-cell>
          <table:table-cell office:value-type="string" calcext:value-type="string">
            <text:p>←normalized</text:p>
          </table:table-cell>
          <table:table-cell office:value-type="string" calcext:value-type="string">
            <text:p>endAngBisect</text:p>
          </table:table-cell>
          <table:table-cell office:value-type="string" calcext:value-type="string">
            <text:p>←normalized</text:p>
          </table:table-cell>
          <table:table-cell office:value-type="string" calcext:value-type="string">
            <text:p>curveDir</text:p>
          </table:table-cell>
          <table:table-cell table:number-columns-repeated="2" office:value-type="string" calcext:value-type="string">
            <text:p>angBisDefl</text:p>
          </table:table-cell>
          <table:table-cell office:value-type="string" calcext:value-type="string">
            <text:p>radius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formula="of:=ATAN2([.B3]-[.B2];[.C3]-[.C2])" office:value-type="float" office:value="1.54921698194064" calcext:value-type="float">
            <text:p>1.54921698194064</text:p>
          </table:table-cell>
          <table:table-cell table:formula="of:=IF([.E2]&lt;0;2*PI();0)+[.E2]" office:value-type="float" office:value="1.54921698194064" calcext:value-type="float">
            <text:p>1.54921698194064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table:number-columns-repeated="2"/>
          <table:table-cell table:formula="of:=IF([.M2]=&quot;NONE&quot;;&quot;NaN&quot;;0.5*([.D3]-[.D2])/SIN(0.5*[.O2]))" office:value-type="string" office:string-value="NaN" calcext:value-type="string">
            <text:p>NaN</text:p>
          </table:table-cell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8.98024" calcext:value-type="float">
            <text:p>8.98024</text:p>
          </table:table-cell>
          <table:table-cell office:value-type="float" office:value="416.0852" calcext:value-type="float">
            <text:p>416.0852</text:p>
          </table:table-cell>
          <table:table-cell table:formula="of:=[.D2]+SQRT(([.B3]-[.B2])^2+([.C3]-[.C2])^2)" office:value-type="float" office:value="416.182097608123" calcext:value-type="float">
            <text:p>416.182097608123</text:p>
          </table:table-cell>
          <table:table-cell table:style-name="ce3" table:formula="of:=ATAN2([.B4]-[.B3];[.C4]-[.C3])" office:value-type="float" office:value="1.42371800279527" calcext:value-type="float">
            <text:p>1.42371800279527</text:p>
          </table:table-cell>
          <table:table-cell table:formula="of:=IF([.E3]&lt;0;2*PI();0)+[.E3]" office:value-type="float" office:value="1.42371800279527" calcext:value-type="float">
            <text:p>1.42371800279527</text:p>
          </table:table-cell>
          <table:table-cell table:formula="of:=[.F3]-[.F2]" office:value-type="float" office:value="-0.125498979145371" calcext:value-type="float">
            <text:p>-0.125498979145371</text:p>
          </table:table-cell>
          <table:table-cell table:formula="of:=IF([.G3]&lt;-PI();[.G3]+2*PI();IF([.G3]&gt;PI();[.G3]-2*PI();[.G3]))" office:value-type="float" office:value="-0.125498979145371" calcext:value-type="float">
            <text:p>-0.125498979145371</text:p>
          </table:table-cell>
          <table:table-cell table:formula="of:=[.F3]+SIGN([.H3])*0.5*PI()-0.5*[.H3]" office:value-type="float" office:value="-0.0843288344269406" calcext:value-type="float">
            <text:p>-0.084328834426941</text:p>
          </table:table-cell>
          <table:table-cell table:formula="of:=IF([.I3]&lt;0;[.I3]+2*PI();IF([.I3]&gt;2*PI();[.I3]-2*PI();[.I3]))" office:value-type="float" office:value="6.19885647275265" calcext:value-type="float">
            <text:p>6.19885647275265</text:p>
          </table:table-cell>
          <table:table-cell table:formula="of:=[.F3]+SIGN([.H4])*0.5*PI()+0.5*[.H4]" office:value-type="float" office:value="-0.312211970705248" calcext:value-type="float">
            <text:p>-0.312211970705248</text:p>
          </table:table-cell>
          <table:table-cell table:formula="of:=IF([.K3]&lt;0;[.K3]+2*PI();IF([.K3]&gt;2*PI();[.K3]-2*PI();[.K3]))" office:value-type="float" office:value="5.97097333647434" calcext:value-type="float">
            <text:p>5.97097333647434</text:p>
          </table:table-cell>
          <table:table-cell table:formula="of:=IF([.H3]*[.H4]&lt;0;&quot;NONE&quot;;IF([.H3]&lt;0;&quot;RIGHT&quot;;&quot;LEFT&quot;))" office:value-type="string" office:string-value="RIGHT" calcext:value-type="string">
            <text:p>RIGHT</text:p>
          </table:table-cell>
          <table:table-cell table:formula="of:=[.K3]-[.I3]" office:value-type="float" office:value="-0.227883136278307" calcext:value-type="float">
            <text:p>-0.227883136278307</text:p>
          </table:table-cell>
          <table:table-cell table:formula="of:=IF([.N3]&lt;-PI();[.N3]+2*PI();IF([.N3]&gt;PI();[.N3]-2*PI();[.N3]))" office:value-type="float" office:value="-0.227883136278307" calcext:value-type="float">
            <text:p>-0.227883136278307</text:p>
          </table:table-cell>
          <table:table-cell table:formula="of:=IF([.M3]=&quot;NONE&quot;;&quot;NaN&quot;;0.5*([.D4]-[.D3])/SIN(0.5*[.O3]))" office:value-type="float" office:value="-359.313437054307" calcext:value-type="float">
            <text:p>-359.313437054307</text:p>
          </table:table-cell>
          <table:table-cell table:number-columns-repeated="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0.95391" calcext:value-type="float">
            <text:p>20.95391</text:p>
          </table:table-cell>
          <table:table-cell office:value-type="float" office:value="496.90749" calcext:value-type="float">
            <text:p>496.90749</text:p>
          </table:table-cell>
          <table:table-cell table:formula="of:=[.D3]+SQRT(([.B4]-[.B3])^2+([.C4]-[.C3])^2)" office:value-type="float" office:value="497.886512018319" calcext:value-type="float">
            <text:p>497.886512018319</text:p>
          </table:table-cell>
          <table:table-cell table:style-name="ce3" table:formula="of:=ATAN2([.B5]-[.B4];[.C5]-[.C4])" office:value-type="float" office:value="1.09345070938403" calcext:value-type="float">
            <text:p>1.09345070938403</text:p>
          </table:table-cell>
          <table:table-cell table:formula="of:=IF([.E4]&lt;0;2*PI();0)+[.E4]" office:value-type="float" office:value="1.09345070938403" calcext:value-type="float">
            <text:p>1.09345070938403</text:p>
          </table:table-cell>
          <table:table-cell table:formula="of:=[.F4]-[.F3]" office:value-type="float" office:value="-0.330267293411243" calcext:value-type="float">
            <text:p>-0.330267293411243</text:p>
          </table:table-cell>
          <table:table-cell table:formula="of:=IF([.G4]&lt;-PI();[.G4]+2*PI();IF([.G4]&gt;PI();[.G4]-2*PI();[.G4]))" office:value-type="float" office:value="-0.330267293411243" calcext:value-type="float">
            <text:p>-0.330267293411243</text:p>
          </table:table-cell>
          <table:table-cell table:formula="of:=[.E4]+SIGN([.G4])*0.5*PI()-0.5*[.G4]" office:value-type="float" office:value="-0.312211970705248" calcext:value-type="float">
            <text:p>-0.312211970705248</text:p>
          </table:table-cell>
          <table:table-cell table:formula="of:=IF([.I4]&lt;0;[.I4]+2*PI();IF([.I4]&gt;2*PI();[.I4]-2*PI();[.I4]))" office:value-type="float" office:value="5.97097333647434" calcext:value-type="float">
            <text:p>5.97097333647434</text:p>
          </table:table-cell>
          <table:table-cell table:formula="of:=[.F4]+SIGN([.H5])*0.5*PI()+0.5*[.H5]" office:value-type="float" office:value="-0.607580195162539" calcext:value-type="float">
            <text:p>-0.607580195162539</text:p>
          </table:table-cell>
          <table:table-cell table:formula="of:=IF([.K4]&lt;0;[.K4]+2*PI();IF([.K4]&gt;2*PI();[.K4]-2*PI();[.K4]))" office:value-type="float" office:value="5.67560511201705" calcext:value-type="float">
            <text:p>5.67560511201705</text:p>
          </table:table-cell>
          <table:table-cell table:formula="of:=IF([.H4]*[.H5]&lt;0;&quot;NONE&quot;;IF([.H4]&lt;0;&quot;RIGHT&quot;;&quot;LEFT&quot;))" office:value-type="string" office:string-value="RIGHT" calcext:value-type="string">
            <text:p>RIGHT</text:p>
          </table:table-cell>
          <table:table-cell table:formula="of:=[.K4]-[.I4]" office:value-type="float" office:value="-0.295368224457291" calcext:value-type="float">
            <text:p>-0.295368224457291</text:p>
          </table:table-cell>
          <table:table-cell table:formula="of:=IF([.N4]&lt;-PI();[.N4]+2*PI();IF([.N4]&gt;PI();[.N4]-2*PI();[.N4]))" office:value-type="float" office:value="-0.295368224457291" calcext:value-type="float">
            <text:p>-0.295368224457291</text:p>
          </table:table-cell>
          <table:table-cell table:formula="of:=IF([.M4]=&quot;NONE&quot;;&quot;NaN&quot;;0.5*([.D5]-[.D4])/SIN(0.5*[.O4]))" office:value-type="float" office:value="-332.094850665902" calcext:value-type="float">
            <text:p>-332.094850665902</text:p>
          </table:table-cell>
          <table:table-cell table:number-columns-repeated="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65.85521" calcext:value-type="float">
            <text:p>65.85521</text:p>
          </table:table-cell>
          <table:table-cell office:value-type="float" office:value="583.71662" calcext:value-type="float">
            <text:p>583.71662</text:p>
          </table:table-cell>
          <table:table-cell table:formula="of:=[.D4]+SQRT(([.B5]-[.B4])^2+([.C5]-[.C4])^2)" office:value-type="float" office:value="595.620599178567" calcext:value-type="float">
            <text:p>595.620599178567</text:p>
          </table:table-cell>
          <table:table-cell table:style-name="ce3" table:formula="of:=ATAN2([.B6]-[.B5];[.C6]-[.C5])" office:value-type="float" office:value="0.832981553880689" calcext:value-type="float">
            <text:p>0.832981553880689</text:p>
          </table:table-cell>
          <table:table-cell table:formula="of:=IF([.E5]&lt;0;2*PI();0)+[.E5]" office:value-type="float" office:value="0.832981553880689" calcext:value-type="float">
            <text:p>0.832981553880689</text:p>
          </table:table-cell>
          <table:table-cell table:formula="of:=[.F5]-[.F4]" office:value-type="float" office:value="-0.260469155503339" calcext:value-type="float">
            <text:p>-0.260469155503339</text:p>
          </table:table-cell>
          <table:table-cell table:formula="of:=IF([.G5]&lt;-PI();[.G5]+2*PI();IF([.G5]&gt;PI();[.G5]-2*PI();[.G5]))" office:value-type="float" office:value="-0.260469155503339" calcext:value-type="float">
            <text:p>-0.260469155503339</text:p>
          </table:table-cell>
          <table:table-cell table:formula="of:=[.E5]+SIGN([.G5])*0.5*PI()-0.5*[.G5]" office:value-type="float" office:value="-0.607580195162539" calcext:value-type="float">
            <text:p>-0.607580195162539</text:p>
          </table:table-cell>
          <table:table-cell table:formula="of:=IF([.I5]&lt;0;[.I5]+2*PI();IF([.I5]&gt;2*PI();[.I5]-2*PI();[.I5]))" office:value-type="float" office:value="5.67560511201705" calcext:value-type="float">
            <text:p>5.67560511201705</text:p>
          </table:table-cell>
          <table:table-cell table:formula="of:=[.F5]+SIGN([.H6])*0.5*PI()+0.5*[.H6]" office:value-type="float" office:value="-0.915632902086913" calcext:value-type="float">
            <text:p>-0.915632902086913</text:p>
          </table:table-cell>
          <table:table-cell table:formula="of:=IF([.K5]&lt;0;[.K5]+2*PI();IF([.K5]&gt;2*PI();[.K5]-2*PI();[.K5]))" office:value-type="float" office:value="5.36755240509267" calcext:value-type="float">
            <text:p>5.36755240509267</text:p>
          </table:table-cell>
          <table:table-cell table:formula="of:=IF([.H5]*[.H6]&lt;0;&quot;NONE&quot;;IF([.H5]&lt;0;&quot;RIGHT&quot;;&quot;LEFT&quot;))" office:value-type="string" office:string-value="RIGHT" calcext:value-type="string">
            <text:p>RIGHT</text:p>
          </table:table-cell>
          <table:table-cell table:formula="of:=[.K5]-[.I5]" office:value-type="float" office:value="-0.308052706924375" calcext:value-type="float">
            <text:p>-0.308052706924375</text:p>
          </table:table-cell>
          <table:table-cell table:formula="of:=IF([.N5]&lt;-PI();[.N5]+2*PI();IF([.N5]&gt;PI();[.N5]-2*PI();[.N5]))" office:value-type="float" office:value="-0.308052706924375" calcext:value-type="float">
            <text:p>-0.308052706924375</text:p>
          </table:table-cell>
          <table:table-cell table:formula="of:=IF([.M5]=&quot;NONE&quot;;&quot;NaN&quot;;0.5*([.D6]-[.D5])/SIN(0.5*[.O5]))" office:value-type="float" office:value="-290.059505692255" calcext:value-type="float">
            <text:p>-290.059505692255</text:p>
          </table:table-cell>
          <table:table-cell table:number-columns-repeated="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125.72356" calcext:value-type="float">
            <text:p>125.72356</text:p>
          </table:table-cell>
          <table:table-cell office:value-type="float" office:value="649.571843" calcext:value-type="float">
            <text:p>649.571843</text:p>
          </table:table-cell>
          <table:table-cell table:formula="of:=[.D5]+SQRT(([.B6]-[.B5])^2+([.C6]-[.C5])^2)" office:value-type="float" office:value="684.621327985146" calcext:value-type="float">
            <text:p>684.621327985146</text:p>
          </table:table-cell>
          <table:table-cell table:style-name="ce3" table:formula="of:=ATAN2([.B7]-[.B6];[.C7]-[.C6])" office:value-type="float" office:value="0.477345295535278" calcext:value-type="float">
            <text:p>0.477345295535278</text:p>
          </table:table-cell>
          <table:table-cell table:formula="of:=IF([.E6]&lt;0;2*PI();0)+[.E6]" office:value-type="float" office:value="0.477345295535278" calcext:value-type="float">
            <text:p>0.477345295535278</text:p>
          </table:table-cell>
          <table:table-cell table:formula="of:=[.F6]-[.F5]" office:value-type="float" office:value="-0.355636258345411" calcext:value-type="float">
            <text:p>-0.355636258345411</text:p>
          </table:table-cell>
          <table:table-cell table:formula="of:=IF([.G6]&lt;-PI();[.G6]+2*PI();IF([.G6]&gt;PI();[.G6]-2*PI();[.G6]))" office:value-type="float" office:value="-0.355636258345411" calcext:value-type="float">
            <text:p>-0.355636258345411</text:p>
          </table:table-cell>
          <table:table-cell table:formula="of:=[.E6]+SIGN([.G6])*0.5*PI()-0.5*[.G6]" office:value-type="float" office:value="-0.915632902086913" calcext:value-type="float">
            <text:p>-0.915632902086913</text:p>
          </table:table-cell>
          <table:table-cell table:formula="of:=IF([.I6]&lt;0;[.I6]+2*PI();IF([.I6]&gt;2*PI();[.I6]-2*PI();[.I6]))" office:value-type="float" office:value="5.36755240509267" calcext:value-type="float">
            <text:p>5.36755240509267</text:p>
          </table:table-cell>
          <table:table-cell table:formula="of:=[.F6]+SIGN([.H7])*0.5*PI()+0.5*[.H7]" office:value-type="float" office:value="-1.23342589910232" calcext:value-type="float">
            <text:p>-1.23342589910232</text:p>
          </table:table-cell>
          <table:table-cell table:formula="of:=IF([.K6]&lt;0;[.K6]+2*PI();IF([.K6]&gt;2*PI();[.K6]-2*PI();[.K6]))" office:value-type="float" office:value="5.04975940807727" calcext:value-type="float">
            <text:p>5.04975940807727</text:p>
          </table:table-cell>
          <table:table-cell table:formula="of:=IF([.H6]*[.H7]&lt;0;&quot;NONE&quot;;IF([.H6]&lt;0;&quot;RIGHT&quot;;&quot;LEFT&quot;))" office:value-type="string" office:string-value="RIGHT" calcext:value-type="string">
            <text:p>RIGHT</text:p>
          </table:table-cell>
          <table:table-cell table:formula="of:=[.K6]-[.I6]" office:value-type="float" office:value="-0.317792997015404" calcext:value-type="float">
            <text:p>-0.317792997015404</text:p>
          </table:table-cell>
          <table:table-cell table:formula="of:=IF([.N6]&lt;-PI();[.N6]+2*PI();IF([.N6]&gt;PI();[.N6]-2*PI();[.N6]))" office:value-type="float" office:value="-0.317792997015404" calcext:value-type="float">
            <text:p>-0.317792997015404</text:p>
          </table:table-cell>
          <table:table-cell table:formula="of:=IF([.M6]=&quot;NONE&quot;;&quot;NaN&quot;;0.5*([.D7]-[.D6])/SIN(0.5*[.O6]))" office:value-type="float" office:value="-308.83810199612" calcext:value-type="float">
            <text:p>-308.83810199612</text:p>
          </table:table-cell>
          <table:table-cell table:number-columns-repeated="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212.53272" calcext:value-type="float">
            <text:p>212.53272</text:p>
          </table:table-cell>
          <table:table-cell office:value-type="float" office:value="694.4731231" calcext:value-type="float">
            <text:p>694.4731231</text:p>
          </table:table-cell>
          <table:table-cell table:formula="of:=[.D6]+SQRT(([.B7]-[.B6])^2+([.C7]-[.C6])^2)" office:value-type="float" office:value="782.355432649405" calcext:value-type="float">
            <text:p>782.355432649405</text:p>
          </table:table-cell>
          <table:table-cell table:style-name="ce3" table:formula="of:=ATAN2([.B8]-[.B7];[.C8]-[.C7])" office:value-type="float" office:value="0.197395559849881" calcext:value-type="float">
            <text:p>0.197395559849881</text:p>
          </table:table-cell>
          <table:table-cell table:formula="of:=IF([.E7]&lt;0;2*PI();0)+[.E7]" office:value-type="float" office:value="0.197395559849881" calcext:value-type="float">
            <text:p>0.197395559849881</text:p>
          </table:table-cell>
          <table:table-cell table:formula="of:=[.F7]-[.F6]" office:value-type="float" office:value="-0.279949735685397" calcext:value-type="float">
            <text:p>-0.279949735685397</text:p>
          </table:table-cell>
          <table:table-cell table:formula="of:=IF([.G7]&lt;-PI();[.G7]+2*PI();IF([.G7]&gt;PI();[.G7]-2*PI();[.G7]))" office:value-type="float" office:value="-0.279949735685397" calcext:value-type="float">
            <text:p>-0.279949735685397</text:p>
          </table:table-cell>
          <table:table-cell table:formula="of:=[.E7]+SIGN([.G7])*0.5*PI()-0.5*[.G7]" office:value-type="float" office:value="-1.23342589910232" calcext:value-type="float">
            <text:p>-1.23342589910232</text:p>
          </table:table-cell>
          <table:table-cell table:formula="of:=IF([.I7]&lt;0;[.I7]+2*PI();IF([.I7]&gt;2*PI();[.I7]-2*PI();[.I7]))" office:value-type="float" office:value="5.04975940807727" calcext:value-type="float">
            <text:p>5.04975940807727</text:p>
          </table:table-cell>
          <table:table-cell table:formula="of:=[.F7]+SIGN([.H8])*0.5*PI()+0.5*[.H8]" office:value-type="float" office:value="-1.49241256097102" calcext:value-type="float">
            <text:p>-1.49241256097102</text:p>
          </table:table-cell>
          <table:table-cell table:formula="of:=IF([.K7]&lt;0;[.K7]+2*PI();IF([.K7]&gt;2*PI();[.K7]-2*PI();[.K7]))" office:value-type="float" office:value="4.79077274620857" calcext:value-type="float">
            <text:p>4.79077274620857</text:p>
          </table:table-cell>
          <table:table-cell table:formula="of:=IF([.H7]*[.H8]&lt;0;&quot;NONE&quot;;IF([.H7]&lt;0;&quot;RIGHT&quot;;&quot;LEFT&quot;))" office:value-type="string" office:string-value="RIGHT" calcext:value-type="string">
            <text:p>RIGHT</text:p>
          </table:table-cell>
          <table:table-cell table:formula="of:=[.K7]-[.I7]" office:value-type="float" office:value="-0.258986661868703" calcext:value-type="float">
            <text:p>-0.258986661868703</text:p>
          </table:table-cell>
          <table:table-cell table:formula="of:=IF([.N7]&lt;-PI();[.N7]+2*PI();IF([.N7]&gt;PI();[.N7]-2*PI();[.N7]))" office:value-type="float" office:value="-0.258986661868703" calcext:value-type="float">
            <text:p>-0.258986661868703</text:p>
          </table:table-cell>
          <table:table-cell table:formula="of:=IF([.M7]=&quot;NONE&quot;;&quot;NaN&quot;;0.5*([.D8]-[.D7])/SIN(0.5*[.O7]))" office:value-type="float" office:value="-354.602967677873" calcext:value-type="float">
            <text:p>-354.602967677873</text:p>
          </table:table-cell>
          <table:table-cell table:number-columns-repeated="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302.33527" calcext:value-type="float">
            <text:p>302.33527</text:p>
          </table:table-cell>
          <table:table-cell office:value-type="float" office:value="712.4336331" calcext:value-type="float">
            <text:p>712.4336331</text:p>
          </table:table-cell>
          <table:table-cell table:formula="of:=[.D7]+SQRT(([.B8]-[.B7])^2+([.C8]-[.C7])^2)" office:value-type="float" office:value="873.936423613483" calcext:value-type="float">
            <text:p>873.936423613483</text:p>
          </table:table-cell>
          <table:table-cell table:style-name="ce3" table:formula="of:=ATAN2([.B9]-[.B8];[.C9]-[.C8])" office:value-type="float" office:value="-0.040628028202129" calcext:value-type="float">
            <text:p>-0.040628028202129</text:p>
          </table:table-cell>
          <table:table-cell table:formula="of:=IF([.E8]&lt;0;2*PI();0)+[.E8]" office:value-type="float" office:value="6.24255727897746" calcext:value-type="float">
            <text:p>6.24255727897746</text:p>
          </table:table-cell>
          <table:table-cell table:formula="of:=[.F8]-[.F7]" office:value-type="float" office:value="6.04516171912758" calcext:value-type="float">
            <text:p>6.04516171912758</text:p>
          </table:table-cell>
          <table:table-cell table:formula="of:=IF([.G8]&lt;-PI();[.G8]+2*PI();IF([.G8]&gt;PI();[.G8]-2*PI();[.G8]))" office:value-type="float" office:value="-0.23802358805201" calcext:value-type="float">
            <text:p>-0.23802358805201</text:p>
          </table:table-cell>
          <table:table-cell table:formula="of:=[.E8]+SIGN([.G8])*0.5*PI()-0.5*[.G8]" office:value-type="float" office:value="-1.49241256097102" calcext:value-type="float">
            <text:p>-1.49241256097102</text:p>
          </table:table-cell>
          <table:table-cell table:formula="of:=IF([.I8]&lt;0;[.I8]+2*PI();IF([.I8]&gt;2*PI();[.I8]-2*PI();[.I8]))" office:value-type="float" office:value="4.79077274620857" calcext:value-type="float">
            <text:p>4.79077274620857</text:p>
          </table:table-cell>
          <table:table-cell table:formula="of:=[.F8]+SIGN([.H9])*0.5*PI()+0.5*[.H9]" office:value-type="float" office:value="7.9667936308935" calcext:value-type="float">
            <text:p>7.9667936308935</text:p>
          </table:table-cell>
          <table:table-cell table:formula="of:=IF([.K8]&lt;0;[.K8]+2*PI();IF([.K8]&gt;2*PI();[.K8]-2*PI();[.K8]))" office:value-type="float" office:value="1.68360832371392" calcext:value-type="float">
            <text:p>1.68360832371392</text:p>
          </table:table-cell>
          <table:table-cell table:formula="of:=IF([.H8]*[.H9]&lt;0;&quot;NONE&quot;;IF([.H8]&lt;0;&quot;RIGHT&quot;;&quot;LEFT&quot;))" office:value-type="string" office:string-value="NONE" calcext:value-type="string">
            <text:p>NONE</text:p>
          </table:table-cell>
          <table:table-cell table:formula="of:=[.K8]-[.I8]" office:value-type="float" office:value="9.45920619186452" calcext:value-type="float">
            <text:p>9.45920619186452</text:p>
          </table:table-cell>
          <table:table-cell table:formula="of:=IF([.N8]&lt;-PI();[.N8]+2*PI();IF([.N8]&gt;PI();[.N8]-2*PI();[.N8]))" office:value-type="float" office:value="3.17602088468494" calcext:value-type="float">
            <text:p>3.17602088468494</text:p>
          </table:table-cell>
          <table:table-cell table:formula="of:=IF([.M8]=&quot;NONE&quot;;&quot;NaN&quot;;0.5*([.D9]-[.D8])/SIN(0.5*[.O8]))" office:value-type="string" office:string-value="NaN" calcext:value-type="string">
            <text:p>NaN</text:p>
          </table:table-cell>
          <table:table-cell table:number-columns-repeated="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670.52577" calcext:value-type="float">
            <text:p>670.52577</text:p>
          </table:table-cell>
          <table:table-cell office:value-type="float" office:value="697.4665431" calcext:value-type="float">
            <text:p>697.4665431</text:p>
          </table:table-cell>
          <table:table-cell table:formula="of:=[.D8]+SQRT(([.B9]-[.B8])^2+([.C9]-[.C8])^2)" office:value-type="float" office:value="1242.43100711956" calcext:value-type="float">
            <text:p>1242.43100711956</text:p>
          </table:table-cell>
          <table:table-cell table:style-name="ce3" table:formula="of:=ATAN2([.B10]-[.B9];[.C10]-[.C9])" office:value-type="float" office:value="0.266252022040169" calcext:value-type="float">
            <text:p>0.266252022040169</text:p>
          </table:table-cell>
          <table:table-cell table:formula="of:=IF([.E9]&lt;0;2*PI();0)+[.E9]" office:value-type="float" office:value="0.266252022040169" calcext:value-type="float">
            <text:p>0.266252022040169</text:p>
          </table:table-cell>
          <table:table-cell table:formula="of:=[.F9]-[.F8]" office:value-type="float" office:value="-5.97630525693729" calcext:value-type="float">
            <text:p>-5.97630525693729</text:p>
          </table:table-cell>
          <table:table-cell table:formula="of:=IF([.G9]&lt;-PI();[.G9]+2*PI();IF([.G9]&gt;PI();[.G9]-2*PI();[.G9]))" office:value-type="float" office:value="0.306880050242298" calcext:value-type="float">
            <text:p>0.306880050242298</text:p>
          </table:table-cell>
          <table:table-cell table:formula="of:=[.E9]+SIGN([.G9])*0.5*PI()-0.5*[.G9]" office:value-type="float" office:value="1.68360832371392" calcext:value-type="float">
            <text:p>1.68360832371392</text:p>
          </table:table-cell>
          <table:table-cell table:formula="of:=IF([.I9]&lt;0;[.I9]+2*PI();IF([.I9]&gt;2*PI();[.I9]-2*PI();[.I9]))" office:value-type="float" office:value="1.68360832371392" calcext:value-type="float">
            <text:p>1.68360832371392</text:p>
          </table:table-cell>
          <table:table-cell table:formula="of:=[.F9]+SIGN([.H10])*0.5*PI()+0.5*[.H10]" office:value-type="float" office:value="1.97139988081279" calcext:value-type="float">
            <text:p>1.97139988081279</text:p>
          </table:table-cell>
          <table:table-cell table:formula="of:=IF([.K9]&lt;0;[.K9]+2*PI();IF([.K9]&gt;2*PI();[.K9]-2*PI();[.K9]))" office:value-type="float" office:value="1.97139988081279" calcext:value-type="float">
            <text:p>1.97139988081279</text:p>
          </table:table-cell>
          <table:table-cell table:formula="of:=IF([.H9]*[.H10]&lt;0;&quot;NONE&quot;;IF([.H9]&lt;0;&quot;RIGHT&quot;;&quot;LEFT&quot;))" office:value-type="string" office:string-value="LEFT" calcext:value-type="string">
            <text:p>LEFT</text:p>
          </table:table-cell>
          <table:table-cell table:formula="of:=[.K9]-[.I9]" office:value-type="float" office:value="0.287791557098876" calcext:value-type="float">
            <text:p>0.287791557098876</text:p>
          </table:table-cell>
          <table:table-cell table:formula="of:=IF([.N9]&lt;-PI();[.N9]+2*PI();IF([.N9]&gt;PI();[.N9]-2*PI();[.N9]))" office:value-type="float" office:value="0.287791557098876" calcext:value-type="float">
            <text:p>0.287791557098876</text:p>
          </table:table-cell>
          <table:table-cell table:formula="of:=IF([.M9]=&quot;NONE&quot;;&quot;NaN&quot;;0.5*([.D10]-[.D9])/SIN(0.5*[.O9]))" office:value-type="float" office:value="238.007621070108" calcext:value-type="float">
            <text:p>238.007621070108</text:p>
          </table:table-cell>
          <table:table-cell table:number-columns-repeated="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736.38098" calcext:value-type="float">
            <text:p>736.38098</text:p>
          </table:table-cell>
          <table:table-cell office:value-type="float" office:value="715.427053" calcext:value-type="float">
            <text:p>715.427053</text:p>
          </table:table-cell>
          <table:table-cell table:formula="of:=[.D9]+SQRT(([.B10]-[.B9])^2+([.C10]-[.C9])^2)" office:value-type="float" office:value="1310.69145393917" calcext:value-type="float">
            <text:p>1310.69145393917</text:p>
          </table:table-cell>
          <table:table-cell table:style-name="ce3" table:formula="of:=ATAN2([.B11]-[.B10];[.C11]-[.C10])" office:value-type="float" office:value="0.534955085995623" calcext:value-type="float">
            <text:p>0.534955085995623</text:p>
          </table:table-cell>
          <table:table-cell table:formula="of:=IF([.E10]&lt;0;2*PI();0)+[.E10]" office:value-type="float" office:value="0.534955085995623" calcext:value-type="float">
            <text:p>0.534955085995623</text:p>
          </table:table-cell>
          <table:table-cell table:formula="of:=[.F10]-[.F9]" office:value-type="float" office:value="0.268703063955454" calcext:value-type="float">
            <text:p>0.268703063955454</text:p>
          </table:table-cell>
          <table:table-cell table:formula="of:=IF([.G10]&lt;-PI();[.G10]+2*PI();IF([.G10]&gt;PI();[.G10]-2*PI();[.G10]))" office:value-type="float" office:value="0.268703063955454" calcext:value-type="float">
            <text:p>0.268703063955454</text:p>
          </table:table-cell>
          <table:table-cell table:formula="of:=[.E10]+SIGN([.G10])*0.5*PI()-0.5*[.G10]" office:value-type="float" office:value="1.97139988081279" calcext:value-type="float">
            <text:p>1.97139988081279</text:p>
          </table:table-cell>
          <table:table-cell table:formula="of:=IF([.I10]&lt;0;[.I10]+2*PI();IF([.I10]&gt;2*PI();[.I10]-2*PI();[.I10]))" office:value-type="float" office:value="1.97139988081279" calcext:value-type="float">
            <text:p>1.97139988081279</text:p>
          </table:table-cell>
          <table:table-cell table:formula="of:=[.F10]+SIGN([.H11])*0.5*PI()+0.5*[.H11]" office:value-type="float" office:value="2.27844879922016" calcext:value-type="float">
            <text:p>2.27844879922016</text:p>
          </table:table-cell>
          <table:table-cell table:formula="of:=IF([.K10]&lt;0;[.K10]+2*PI();IF([.K10]&gt;2*PI();[.K10]-2*PI();[.K10]))" office:value-type="float" office:value="2.27844879922016" calcext:value-type="float">
            <text:p>2.27844879922016</text:p>
          </table:table-cell>
          <table:table-cell table:formula="of:=IF([.H10]*[.H11]&lt;0;&quot;NONE&quot;;IF([.H10]&lt;0;&quot;RIGHT&quot;;&quot;LEFT&quot;))" office:value-type="string" office:string-value="LEFT" calcext:value-type="string">
            <text:p>LEFT</text:p>
          </table:table-cell>
          <table:table-cell table:formula="of:=[.K10]-[.I10]" office:value-type="float" office:value="0.307048918407366" calcext:value-type="float">
            <text:p>0.307048918407366</text:p>
          </table:table-cell>
          <table:table-cell table:formula="of:=IF([.N10]&lt;-PI();[.N10]+2*PI();IF([.N10]&gt;PI();[.N10]-2*PI();[.N10]))" office:value-type="float" office:value="0.307048918407366" calcext:value-type="float">
            <text:p>0.307048918407366</text:p>
          </table:table-cell>
          <table:table-cell table:formula="of:=IF([.M10]=&quot;NONE&quot;;&quot;NaN&quot;;0.5*([.D11]-[.D10])/SIN(0.5*[.O10]))" office:value-type="float" office:value="307.174660888635" calcext:value-type="float">
            <text:p>307.174660888635</text:p>
          </table:table-cell>
          <table:table-cell table:number-columns-repeated="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817.203284" calcext:value-type="float">
            <text:p>817.203284</text:p>
          </table:table-cell>
          <table:table-cell office:value-type="float" office:value="763.321753" calcext:value-type="float">
            <text:p>763.321753</text:p>
          </table:table-cell>
          <table:table-cell table:formula="of:=[.D10]+SQRT(([.B11]-[.B10])^2+([.C11]-[.C10])^2)" office:value-type="float" office:value="1404.63903034196" calcext:value-type="float">
            <text:p>1404.63903034196</text:p>
          </table:table-cell>
          <table:table-cell table:style-name="ce3" table:formula="of:=ATAN2([.B12]-[.B11];[.C12]-[.C11])" office:value-type="float" office:value="0.880349858854901" calcext:value-type="float">
            <text:p>0.880349858854901</text:p>
          </table:table-cell>
          <table:table-cell table:formula="of:=IF([.E11]&lt;0;2*PI();0)+[.E11]" office:value-type="float" office:value="0.880349858854901" calcext:value-type="float">
            <text:p>0.880349858854901</text:p>
          </table:table-cell>
          <table:table-cell table:formula="of:=[.F11]-[.F10]" office:value-type="float" office:value="0.345394772859278" calcext:value-type="float">
            <text:p>0.345394772859278</text:p>
          </table:table-cell>
          <table:table-cell table:formula="of:=IF([.G11]&lt;-PI();[.G11]+2*PI();IF([.G11]&gt;PI();[.G11]-2*PI();[.G11]))" office:value-type="float" office:value="0.345394772859278" calcext:value-type="float">
            <text:p>0.345394772859278</text:p>
          </table:table-cell>
          <table:table-cell table:formula="of:=[.E11]+SIGN([.G11])*0.5*PI()-0.5*[.G11]" office:value-type="float" office:value="2.27844879922016" calcext:value-type="float">
            <text:p>2.27844879922016</text:p>
          </table:table-cell>
          <table:table-cell table:formula="of:=IF([.I11]&lt;0;[.I11]+2*PI();IF([.I11]&gt;2*PI();[.I11]-2*PI();[.I11]))" office:value-type="float" office:value="2.27844879922016" calcext:value-type="float">
            <text:p>2.27844879922016</text:p>
          </table:table-cell>
          <table:table-cell table:formula="of:=[.F11]+SIGN([.H12])*0.5*PI()+0.5*[.H12]" office:value-type="float" office:value="2.57805584123705" calcext:value-type="float">
            <text:p>2.57805584123705</text:p>
          </table:table-cell>
          <table:table-cell table:formula="of:=IF([.K11]&lt;0;[.K11]+2*PI();IF([.K11]&gt;2*PI();[.K11]-2*PI();[.K11]))" office:value-type="float" office:value="2.57805584123705" calcext:value-type="float">
            <text:p>2.57805584123705</text:p>
          </table:table-cell>
          <table:table-cell table:formula="of:=IF([.H11]*[.H12]&lt;0;&quot;NONE&quot;;IF([.H11]&lt;0;&quot;RIGHT&quot;;&quot;LEFT&quot;))" office:value-type="string" office:string-value="LEFT" calcext:value-type="string">
            <text:p>LEFT</text:p>
          </table:table-cell>
          <table:table-cell table:formula="of:=[.K11]-[.I11]" office:value-type="float" office:value="0.29960704201689" calcext:value-type="float">
            <text:p>0.29960704201689</text:p>
          </table:table-cell>
          <table:table-cell table:formula="of:=IF([.N11]&lt;-PI();[.N11]+2*PI();IF([.N11]&gt;PI();[.N11]-2*PI();[.N11]))" office:value-type="float" office:value="0.29960704201689" calcext:value-type="float">
            <text:p>0.29960704201689</text:p>
          </table:table-cell>
          <table:table-cell table:formula="of:=IF([.M11]=&quot;NONE&quot;;&quot;NaN&quot;;0.5*([.D12]-[.D11])/SIN(0.5*[.O11]))" office:value-type="float" office:value="299.18236823135" calcext:value-type="float">
            <text:p>299.18236823135</text:p>
          </table:table-cell>
          <table:table-cell table:number-columns-repeated="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874.078238" calcext:value-type="float">
            <text:p>874.078238</text:p>
          </table:table-cell>
          <table:table-cell office:value-type="float" office:value="832.17038" calcext:value-type="float">
            <text:p>832.17038</text:p>
          </table:table-cell>
          <table:table-cell table:formula="of:=[.D11]+SQRT(([.B12]-[.B11])^2+([.C12]-[.C11])^2)" office:value-type="float" office:value="1493.94129141237" calcext:value-type="float">
            <text:p>1493.94129141237</text:p>
          </table:table-cell>
          <table:table-cell table:style-name="ce3" table:formula="of:=ATAN2([.B13]-[.B12];[.C13]-[.C12])" office:value-type="float" office:value="1.1341691700294" calcext:value-type="float">
            <text:p>1.1341691700294</text:p>
          </table:table-cell>
          <table:table-cell table:formula="of:=IF([.E12]&lt;0;2*PI();0)+[.E12]" office:value-type="float" office:value="1.1341691700294" calcext:value-type="float">
            <text:p>1.1341691700294</text:p>
          </table:table-cell>
          <table:table-cell table:formula="of:=[.F12]-[.F11]" office:value-type="float" office:value="0.253819311174503" calcext:value-type="float">
            <text:p>0.253819311174503</text:p>
          </table:table-cell>
          <table:table-cell table:formula="of:=IF([.G12]&lt;-PI();[.G12]+2*PI();IF([.G12]&gt;PI();[.G12]-2*PI();[.G12]))" office:value-type="float" office:value="0.253819311174503" calcext:value-type="float">
            <text:p>0.253819311174503</text:p>
          </table:table-cell>
          <table:table-cell table:formula="of:=[.E12]+SIGN([.G12])*0.5*PI()-0.5*[.G12]" office:value-type="float" office:value="2.57805584123705" calcext:value-type="float">
            <text:p>2.57805584123705</text:p>
          </table:table-cell>
          <table:table-cell table:formula="of:=IF([.I12]&lt;0;[.I12]+2*PI();IF([.I12]&gt;2*PI();[.I12]-2*PI();[.I12]))" office:value-type="float" office:value="2.57805584123705" calcext:value-type="float">
            <text:p>2.57805584123705</text:p>
          </table:table-cell>
          <table:table-cell table:formula="of:=[.F12]+SIGN([.H13])*0.5*PI()+0.5*[.H13]" office:value-type="float" office:value="2.73861224878881" calcext:value-type="float">
            <text:p>2.73861224878881</text:p>
          </table:table-cell>
          <table:table-cell table:formula="of:=IF([.K12]&lt;0;[.K12]+2*PI();IF([.K12]&gt;2*PI();[.K12]-2*PI();[.K12]))" office:value-type="float" office:value="2.73861224878881" calcext:value-type="float">
            <text:p>2.73861224878881</text:p>
          </table:table-cell>
          <table:table-cell table:formula="of:=IF([.H12]*[.H13]&lt;0;&quot;NONE&quot;;IF([.H12]&lt;0;&quot;RIGHT&quot;;&quot;LEFT&quot;))" office:value-type="string" office:string-value="LEFT" calcext:value-type="string">
            <text:p>LEFT</text:p>
          </table:table-cell>
          <table:table-cell table:formula="of:=[.K12]-[.I12]" office:value-type="float" office:value="0.160556407551764" calcext:value-type="float">
            <text:p>0.160556407551764</text:p>
          </table:table-cell>
          <table:table-cell table:formula="of:=IF([.N12]&lt;-PI();[.N12]+2*PI();IF([.N12]&gt;PI();[.N12]-2*PI();[.N12]))" office:value-type="float" office:value="0.160556407551764" calcext:value-type="float">
            <text:p>0.160556407551764</text:p>
          </table:table-cell>
          <table:table-cell table:formula="of:=IF([.M12]=&quot;NONE&quot;;&quot;NaN&quot;;0.5*([.D13]-[.D12])/SIN(0.5*[.O12]))" office:value-type="float" office:value="617.890719026329" calcext:value-type="float">
            <text:p>617.890719026329</text:p>
          </table:table-cell>
          <table:table-cell table:number-columns-repeated="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915.986099" calcext:value-type="float">
            <text:p>915.986099</text:p>
          </table:table-cell>
          <table:table-cell office:value-type="float" office:value="921.97294" calcext:value-type="float">
            <text:p>921.97294</text:p>
          </table:table-cell>
          <table:table-cell table:formula="of:=[.D12]+SQRT(([.B13]-[.B12])^2+([.C13]-[.C12])^2)" office:value-type="float" office:value="1593.0410825128" calcext:value-type="float">
            <text:p>1593.0410825128</text:p>
          </table:table-cell>
          <table:table-cell table:style-name="ce3" table:formula="of:=ATAN2([.B14]-[.B13];[.C14]-[.C13])" office:value-type="float" office:value="1.20146267395843" calcext:value-type="float">
            <text:p>1.20146267395843</text:p>
          </table:table-cell>
          <table:table-cell table:formula="of:=IF([.E13]&lt;0;2*PI();0)+[.E13]" office:value-type="float" office:value="1.20146267395843" calcext:value-type="float">
            <text:p>1.20146267395843</text:p>
          </table:table-cell>
          <table:table-cell table:formula="of:=[.F13]-[.F12]" office:value-type="float" office:value="0.0672935039290243" calcext:value-type="float">
            <text:p>0.067293503929024</text:p>
          </table:table-cell>
          <table:table-cell table:formula="of:=IF([.G13]&lt;-PI();[.G13]+2*PI();IF([.G13]&gt;PI();[.G13]-2*PI();[.G13]))" office:value-type="float" office:value="0.0672935039290243" calcext:value-type="float">
            <text:p>0.067293503929024</text:p>
          </table:table-cell>
          <table:table-cell table:formula="of:=[.E13]+SIGN([.G13])*0.5*PI()-0.5*[.G13]" office:value-type="float" office:value="2.73861224878881" calcext:value-type="float">
            <text:p>2.73861224878881</text:p>
          </table:table-cell>
          <table:table-cell table:formula="of:=IF([.I13]&lt;0;[.I13]+2*PI();IF([.I13]&gt;2*PI();[.I13]-2*PI();[.I13]))" office:value-type="float" office:value="2.73861224878881" calcext:value-type="float">
            <text:p>2.73861224878881</text:p>
          </table:table-cell>
          <table:table-cell table:formula="of:=[.F13]+SIGN([.H14])*0.5*PI()+0.5*[.H14]" office:value-type="float" office:value="-0.533996747396995" calcext:value-type="float">
            <text:p>-0.533996747396995</text:p>
          </table:table-cell>
          <table:table-cell table:formula="of:=IF([.K13]&lt;0;[.K13]+2*PI();IF([.K13]&gt;2*PI();[.K13]-2*PI();[.K13]))" office:value-type="float" office:value="5.74918855978259" calcext:value-type="float">
            <text:p>5.74918855978259</text:p>
          </table:table-cell>
          <table:table-cell table:formula="of:=IF([.H13]*[.H14]&lt;0;&quot;NONE&quot;;IF([.H13]&lt;0;&quot;RIGHT&quot;;&quot;LEFT&quot;))" office:value-type="string" office:string-value="NONE" calcext:value-type="string">
            <text:p>NONE</text:p>
          </table:table-cell>
          <table:table-cell table:formula="of:=[.K13]-[.I13]" office:value-type="float" office:value="-3.27260899618581" calcext:value-type="float">
            <text:p>-3.27260899618581</text:p>
          </table:table-cell>
          <table:table-cell table:formula="of:=IF([.N13]&lt;-PI();[.N13]+2*PI();IF([.N13]&gt;PI();[.N13]-2*PI();[.N13]))" office:value-type="float" office:value="3.01057631099378" calcext:value-type="float">
            <text:p>3.01057631099378</text:p>
          </table:table-cell>
          <table:table-cell table:formula="of:=IF([.M13]=&quot;NONE&quot;;&quot;NaN&quot;;0.5*([.D14]-[.D13])/SIN(0.5*[.O13]))" office:value-type="string" office:string-value="NaN" calcext:value-type="string">
            <text:p>NaN</text:p>
          </table:table-cell>
          <table:table-cell table:number-columns-repeated="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951.907123" calcext:value-type="float">
            <text:p>951.907123</text:p>
          </table:table-cell>
          <table:table-cell office:value-type="float" office:value="1014.76892" calcext:value-type="float">
            <text:p>1014.76892</text:p>
          </table:table-cell>
          <table:table-cell table:formula="of:=[.D13]+SQRT(([.B14]-[.B13])^2+([.C14]-[.C13])^2)" office:value-type="float" office:value="1692.54693093071" calcext:value-type="float">
            <text:p>1692.54693093071</text:p>
          </table:table-cell>
          <table:table-cell table:style-name="ce3" table:formula="of:=ATAN2([.B15]-[.B14];[.C15]-[.C14])" office:value-type="float" office:value="0.872136484837374" calcext:value-type="float">
            <text:p>0.872136484837374</text:p>
          </table:table-cell>
          <table:table-cell table:formula="of:=IF([.E14]&lt;0;2*PI();0)+[.E14]" office:value-type="float" office:value="0.872136484837374" calcext:value-type="float">
            <text:p>0.872136484837374</text:p>
          </table:table-cell>
          <table:table-cell table:formula="of:=[.F14]-[.F13]" office:value-type="float" office:value="-0.329326189121055" calcext:value-type="float">
            <text:p>-0.329326189121055</text:p>
          </table:table-cell>
          <table:table-cell table:formula="of:=IF([.G14]&lt;-PI();[.G14]+2*PI();IF([.G14]&gt;PI();[.G14]-2*PI();[.G14]))" office:value-type="float" office:value="-0.329326189121055" calcext:value-type="float">
            <text:p>-0.329326189121055</text:p>
          </table:table-cell>
          <table:table-cell table:formula="of:=[.E14]+SIGN([.G14])*0.5*PI()-0.5*[.G14]" office:value-type="float" office:value="-0.533996747396995" calcext:value-type="float">
            <text:p>-0.533996747396995</text:p>
          </table:table-cell>
          <table:table-cell table:formula="of:=IF([.I14]&lt;0;[.I14]+2*PI();IF([.I14]&gt;2*PI();[.I14]-2*PI();[.I14]))" office:value-type="float" office:value="5.74918855978259" calcext:value-type="float">
            <text:p>5.74918855978259</text:p>
          </table:table-cell>
          <table:table-cell table:formula="of:=[.F14]+SIGN([.H15])*0.5*PI()+0.5*[.H15]" office:value-type="float" office:value="-0.902904279875806" calcext:value-type="float">
            <text:p>-0.902904279875806</text:p>
          </table:table-cell>
          <table:table-cell table:formula="of:=IF([.K14]&lt;0;[.K14]+2*PI();IF([.K14]&gt;2*PI();[.K14]-2*PI();[.K14]))" office:value-type="float" office:value="5.38028102730378" calcext:value-type="float">
            <text:p>5.38028102730378</text:p>
          </table:table-cell>
          <table:table-cell table:formula="of:=IF([.H14]*[.H15]&lt;0;&quot;NONE&quot;;IF([.H14]&lt;0;&quot;RIGHT&quot;;&quot;LEFT&quot;))" office:value-type="string" office:string-value="RIGHT" calcext:value-type="string">
            <text:p>RIGHT</text:p>
          </table:table-cell>
          <table:table-cell table:formula="of:=[.K14]-[.I14]" office:value-type="float" office:value="-0.368907532478811" calcext:value-type="float">
            <text:p>-0.368907532478811</text:p>
          </table:table-cell>
          <table:table-cell table:formula="of:=IF([.N14]&lt;-PI();[.N14]+2*PI();IF([.N14]&gt;PI();[.N14]-2*PI();[.N14]))" office:value-type="float" office:value="-0.368907532478811" calcext:value-type="float">
            <text:p>-0.368907532478811</text:p>
          </table:table-cell>
          <table:table-cell table:formula="of:=IF([.M14]=&quot;NONE&quot;;&quot;NaN&quot;;0.5*([.D15]-[.D14])/SIN(0.5*[.O14]))" office:value-type="float" office:value="-266.436700853822" calcext:value-type="float">
            <text:p>-266.436700853822</text:p>
          </table:table-cell>
          <table:table-cell table:number-columns-repeated="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014.76892" calcext:value-type="float">
            <text:p>1014.76892</text:p>
          </table:table-cell>
          <table:table-cell office:value-type="float" office:value="1089.60439" calcext:value-type="float">
            <text:p>1089.60439</text:p>
          </table:table-cell>
          <table:table-cell table:formula="of:=[.D14]+SQRT(([.B15]-[.B14])^2+([.C15]-[.C14])^2)" office:value-type="float" office:value="1790.28102473727" calcext:value-type="float">
            <text:p>1790.28102473727</text:p>
          </table:table-cell>
          <table:table-cell table:style-name="ce3" table:formula="of:=ATAN2([.B16]-[.B15];[.C16]-[.C15])" office:value-type="float" office:value="0.463647609000806" calcext:value-type="float">
            <text:p>0.463647609000806</text:p>
          </table:table-cell>
          <table:table-cell table:formula="of:=IF([.E15]&lt;0;2*PI();0)+[.E15]" office:value-type="float" office:value="0.463647609000806" calcext:value-type="float">
            <text:p>0.463647609000806</text:p>
          </table:table-cell>
          <table:table-cell table:formula="of:=[.F15]-[.F14]" office:value-type="float" office:value="-0.408488875836568" calcext:value-type="float">
            <text:p>-0.408488875836568</text:p>
          </table:table-cell>
          <table:table-cell table:formula="of:=IF([.G15]&lt;-PI();[.G15]+2*PI();IF([.G15]&gt;PI();[.G15]-2*PI();[.G15]))" office:value-type="float" office:value="-0.408488875836568" calcext:value-type="float">
            <text:p>-0.408488875836568</text:p>
          </table:table-cell>
          <table:table-cell table:formula="of:=[.E15]+SIGN([.G15])*0.5*PI()-0.5*[.G15]" office:value-type="float" office:value="-0.902904279875806" calcext:value-type="float">
            <text:p>-0.902904279875806</text:p>
          </table:table-cell>
          <table:table-cell table:formula="of:=IF([.I15]&lt;0;[.I15]+2*PI();IF([.I15]&gt;2*PI();[.I15]-2*PI();[.I15]))" office:value-type="float" office:value="5.38028102730378" calcext:value-type="float">
            <text:p>5.38028102730378</text:p>
          </table:table-cell>
          <table:table-cell table:formula="of:=[.F15]+SIGN([.H16])*0.5*PI()+0.5*[.H16]" office:value-type="float" office:value="-1.16609954317193" calcext:value-type="float">
            <text:p>-1.16609954317193</text:p>
          </table:table-cell>
          <table:table-cell table:formula="of:=IF([.K15]&lt;0;[.K15]+2*PI();IF([.K15]&gt;2*PI();[.K15]-2*PI();[.K15]))" office:value-type="float" office:value="5.11708576400765" calcext:value-type="float">
            <text:p>5.11708576400765</text:p>
          </table:table-cell>
          <table:table-cell table:formula="of:=IF([.H15]*[.H16]&lt;0;&quot;NONE&quot;;IF([.H15]&lt;0;&quot;RIGHT&quot;;&quot;LEFT&quot;))" office:value-type="string" office:string-value="RIGHT" calcext:value-type="string">
            <text:p>RIGHT</text:p>
          </table:table-cell>
          <table:table-cell table:formula="of:=[.K15]-[.I15]" office:value-type="float" office:value="-0.263195263296128" calcext:value-type="float">
            <text:p>-0.263195263296128</text:p>
          </table:table-cell>
          <table:table-cell table:formula="of:=IF([.N15]&lt;-PI();[.N15]+2*PI();IF([.N15]&gt;PI();[.N15]-2*PI();[.N15]))" office:value-type="float" office:value="-0.263195263296128" calcext:value-type="float">
            <text:p>-0.263195263296128</text:p>
          </table:table-cell>
          <table:table-cell table:formula="of:=IF([.M15]=&quot;NONE&quot;;&quot;NaN&quot;;0.5*([.D16]-[.D15])/SIN(0.5*[.O15]))" office:value-type="float" office:value="-357.072707004857" calcext:value-type="float">
            <text:p>-357.072707004857</text:p>
          </table:table-cell>
          <table:table-cell table:number-columns-repeated="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098.58464" calcext:value-type="float">
            <text:p>1098.58464</text:p>
          </table:table-cell>
          <table:table-cell office:value-type="float" office:value="1131.51225" calcext:value-type="float">
            <text:p>1131.51225</text:p>
          </table:table-cell>
          <table:table-cell table:formula="of:=[.D15]+SQRT(([.B16]-[.B15])^2+([.C16]-[.C15])^2)" office:value-type="float" office:value="1883.98984848882" calcext:value-type="float">
            <text:p>1883.98984848882</text:p>
          </table:table-cell>
          <table:table-cell table:style-name="ce3" table:formula="of:=ATAN2([.B17]-[.B16];[.C17]-[.C16])" office:value-type="float" office:value="0.345745958245118" calcext:value-type="float">
            <text:p>0.345745958245118</text:p>
          </table:table-cell>
          <table:table-cell table:formula="of:=IF([.E16]&lt;0;2*PI();0)+[.E16]" office:value-type="float" office:value="0.345745958245118" calcext:value-type="float">
            <text:p>0.345745958245118</text:p>
          </table:table-cell>
          <table:table-cell table:formula="of:=[.F16]-[.F15]" office:value-type="float" office:value="-0.117901650755688" calcext:value-type="float">
            <text:p>-0.117901650755688</text:p>
          </table:table-cell>
          <table:table-cell table:formula="of:=IF([.G16]&lt;-PI();[.G16]+2*PI();IF([.G16]&gt;PI();[.G16]-2*PI();[.G16]))" office:value-type="float" office:value="-0.117901650755688" calcext:value-type="float">
            <text:p>-0.117901650755688</text:p>
          </table:table-cell>
          <table:table-cell table:formula="of:=[.E16]+SIGN([.G16])*0.5*PI()-0.5*[.G16]" office:value-type="float" office:value="-1.16609954317193" calcext:value-type="float">
            <text:p>-1.16609954317193</text:p>
          </table:table-cell>
          <table:table-cell table:formula="of:=IF([.I16]&lt;0;[.I16]+2*PI();IF([.I16]&gt;2*PI();[.I16]-2*PI();[.I16]))" office:value-type="float" office:value="5.11708576400765" calcext:value-type="float">
            <text:p>5.11708576400765</text:p>
          </table:table-cell>
          <table:table-cell table:formula="of:=[.F16]+SIGN([.H17])*0.5*PI()+0.5*[.H17]" office:value-type="float" office:value="1.93392251367285" calcext:value-type="float">
            <text:p>1.93392251367285</text:p>
          </table:table-cell>
          <table:table-cell table:formula="of:=IF([.K16]&lt;0;[.K16]+2*PI();IF([.K16]&gt;2*PI();[.K16]-2*PI();[.K16]))" office:value-type="float" office:value="1.93392251367285" calcext:value-type="float">
            <text:p>1.93392251367285</text:p>
          </table:table-cell>
          <table:table-cell table:formula="of:=IF([.H16]*[.H17]&lt;0;&quot;NONE&quot;;IF([.H16]&lt;0;&quot;RIGHT&quot;;&quot;LEFT&quot;))" office:value-type="string" office:string-value="NONE" calcext:value-type="string">
            <text:p>NONE</text:p>
          </table:table-cell>
          <table:table-cell table:formula="of:=[.K16]-[.I16]" office:value-type="float" office:value="3.10002205684478" calcext:value-type="float">
            <text:p>3.10002205684478</text:p>
          </table:table-cell>
          <table:table-cell table:formula="of:=IF([.N16]&lt;-PI();[.N16]+2*PI();IF([.N16]&gt;PI();[.N16]-2*PI();[.N16]))" office:value-type="float" office:value="3.10002205684478" calcext:value-type="float">
            <text:p>3.10002205684478</text:p>
          </table:table-cell>
          <table:table-cell table:formula="of:=IF([.M16]=&quot;NONE&quot;;&quot;NaN&quot;;0.5*([.D17]-[.D16])/SIN(0.5*[.O16]))" office:value-type="string" office:string-value="NaN" calcext:value-type="string">
            <text:p>NaN</text:p>
          </table:table-cell>
          <table:table-cell table:number-columns-repeated="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655.36052" calcext:value-type="float">
            <text:p>1655.36052</text:p>
          </table:table-cell>
          <table:table-cell office:value-type="float" office:value="1332.07131" calcext:value-type="float">
            <text:p>1332.07131</text:p>
          </table:table-cell>
          <table:table-cell table:formula="of:=[.D16]+SQRT(([.B17]-[.B16])^2+([.C17]-[.C16])^2)" office:value-type="float" office:value="2475.78653409787" calcext:value-type="float">
            <text:p>2475.78653409787</text:p>
          </table:table-cell>
          <table:table-cell table:style-name="ce3" table:formula="of:=ATAN2([.B18]-[.B17];[.C18]-[.C17])" office:value-type="float" office:value="0.380506415510787" calcext:value-type="float">
            <text:p>0.380506415510787</text:p>
          </table:table-cell>
          <table:table-cell table:formula="of:=IF([.E17]&lt;0;2*PI();0)+[.E17]" office:value-type="float" office:value="0.380506415510787" calcext:value-type="float">
            <text:p>0.380506415510787</text:p>
          </table:table-cell>
          <table:table-cell table:formula="of:=[.F17]-[.F16]" office:value-type="float" office:value="0.0347604572656693" calcext:value-type="float">
            <text:p>0.034760457265669</text:p>
          </table:table-cell>
          <table:table-cell table:formula="of:=IF([.G17]&lt;-PI();[.G17]+2*PI();IF([.G17]&gt;PI();[.G17]-2*PI();[.G17]))" office:value-type="float" office:value="0.0347604572656693" calcext:value-type="float">
            <text:p>0.034760457265669</text:p>
          </table:table-cell>
          <table:table-cell table:formula="of:=[.E17]+SIGN([.G17])*0.5*PI()-0.5*[.G17]" office:value-type="float" office:value="1.93392251367285" calcext:value-type="float">
            <text:p>1.93392251367285</text:p>
          </table:table-cell>
          <table:table-cell table:formula="of:=IF([.I17]&lt;0;[.I17]+2*PI();IF([.I17]&gt;2*PI();[.I17]-2*PI();[.I17]))" office:value-type="float" office:value="1.93392251367285" calcext:value-type="float">
            <text:p>1.93392251367285</text:p>
          </table:table-cell>
          <table:table-cell table:formula="of:=[.F17]+SIGN([.H18])*0.5*PI()+0.5*[.H18]" office:value-type="float" office:value="2.10488511422802" calcext:value-type="float">
            <text:p>2.10488511422802</text:p>
          </table:table-cell>
          <table:table-cell table:formula="of:=IF([.K17]&lt;0;[.K17]+2*PI();IF([.K17]&gt;2*PI();[.K17]-2*PI();[.K17]))" office:value-type="float" office:value="2.10488511422802" calcext:value-type="float">
            <text:p>2.10488511422802</text:p>
          </table:table-cell>
          <table:table-cell table:formula="of:=IF([.H17]*[.H18]&lt;0;&quot;NONE&quot;;IF([.H17]&lt;0;&quot;RIGHT&quot;;&quot;LEFT&quot;))" office:value-type="string" office:string-value="LEFT" calcext:value-type="string">
            <text:p>LEFT</text:p>
          </table:table-cell>
          <table:table-cell table:formula="of:=[.K17]-[.I17]" office:value-type="float" office:value="0.170962600555168" calcext:value-type="float">
            <text:p>0.170962600555168</text:p>
          </table:table-cell>
          <table:table-cell table:formula="of:=IF([.N17]&lt;-PI();[.N17]+2*PI();IF([.N17]&gt;PI();[.N17]-2*PI();[.N17]))" office:value-type="float" office:value="0.170962600555168" calcext:value-type="float">
            <text:p>0.170962600555168</text:p>
          </table:table-cell>
          <table:table-cell table:formula="of:=IF([.M17]=&quot;NONE&quot;;&quot;NaN&quot;;0.5*([.D18]-[.D17])/SIN(0.5*[.O17]))" office:value-type="float" office:value="566.429074630607" calcext:value-type="float">
            <text:p>566.429074630607</text:p>
          </table:table-cell>
          <table:table-cell table:number-columns-repeated="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745.16306" calcext:value-type="float">
            <text:p>1745.16306</text:p>
          </table:table-cell>
          <table:table-cell office:value-type="float" office:value="1367.99233" calcext:value-type="float">
            <text:p>1367.99233</text:p>
          </table:table-cell>
          <table:table-cell table:formula="of:=[.D17]+SQRT(([.B18]-[.B17])^2+([.C18]-[.C17])^2)" office:value-type="float" office:value="2572.50683118329" calcext:value-type="float">
            <text:p>2572.50683118329</text:p>
          </table:table-cell>
          <table:table-cell table:style-name="ce3" table:formula="of:=ATAN2([.B19]-[.B18];[.C19]-[.C18])" office:value-type="float" office:value="0.687671159355454" calcext:value-type="float">
            <text:p>0.687671159355454</text:p>
          </table:table-cell>
          <table:table-cell table:formula="of:=IF([.E18]&lt;0;2*PI();0)+[.E18]" office:value-type="float" office:value="0.687671159355454" calcext:value-type="float">
            <text:p>0.687671159355454</text:p>
          </table:table-cell>
          <table:table-cell table:formula="of:=[.F18]-[.F17]" office:value-type="float" office:value="0.307164743844667" calcext:value-type="float">
            <text:p>0.307164743844667</text:p>
          </table:table-cell>
          <table:table-cell table:formula="of:=IF([.G18]&lt;-PI();[.G18]+2*PI();IF([.G18]&gt;PI();[.G18]-2*PI();[.G18]))" office:value-type="float" office:value="0.307164743844667" calcext:value-type="float">
            <text:p>0.307164743844667</text:p>
          </table:table-cell>
          <table:table-cell table:formula="of:=[.E18]+SIGN([.G18])*0.5*PI()-0.5*[.G18]" office:value-type="float" office:value="2.10488511422802" calcext:value-type="float">
            <text:p>2.10488511422802</text:p>
          </table:table-cell>
          <table:table-cell table:formula="of:=IF([.I18]&lt;0;[.I18]+2*PI();IF([.I18]&gt;2*PI();[.I18]-2*PI();[.I18]))" office:value-type="float" office:value="2.10488511422802" calcext:value-type="float">
            <text:p>2.10488511422802</text:p>
          </table:table-cell>
          <table:table-cell table:formula="of:=[.F18]+SIGN([.H19])*0.5*PI()+0.5*[.H19]" office:value-type="float" office:value="2.41354702788049" calcext:value-type="float">
            <text:p>2.41354702788049</text:p>
          </table:table-cell>
          <table:table-cell table:formula="of:=IF([.K18]&lt;0;[.K18]+2*PI();IF([.K18]&gt;2*PI();[.K18]-2*PI();[.K18]))" office:value-type="float" office:value="2.41354702788049" calcext:value-type="float">
            <text:p>2.41354702788049</text:p>
          </table:table-cell>
          <table:table-cell table:formula="of:=IF([.H18]*[.H19]&lt;0;&quot;NONE&quot;;IF([.H18]&lt;0;&quot;RIGHT&quot;;&quot;LEFT&quot;))" office:value-type="string" office:string-value="LEFT" calcext:value-type="string">
            <text:p>LEFT</text:p>
          </table:table-cell>
          <table:table-cell table:formula="of:=[.K18]-[.I18]" office:value-type="float" office:value="0.308661913652477" calcext:value-type="float">
            <text:p>0.308661913652477</text:p>
          </table:table-cell>
          <table:table-cell table:formula="of:=IF([.N18]&lt;-PI();[.N18]+2*PI();IF([.N18]&gt;PI();[.N18]-2*PI();[.N18]))" office:value-type="float" office:value="0.308661913652477" calcext:value-type="float">
            <text:p>0.308661913652477</text:p>
          </table:table-cell>
          <table:table-cell table:formula="of:=IF([.M18]=&quot;NONE&quot;;&quot;NaN&quot;;0.5*([.D19]-[.D18])/SIN(0.5*[.O18]))" office:value-type="float" office:value="352.811079353781" calcext:value-type="float">
            <text:p>352.811079353781</text:p>
          </table:table-cell>
          <table:table-cell table:number-columns-repeated="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1828.9788" calcext:value-type="float">
            <text:p>1828.9788</text:p>
          </table:table-cell>
          <table:table-cell office:value-type="float" office:value="1436.84096" calcext:value-type="float">
            <text:p>1436.84096</text:p>
          </table:table-cell>
          <table:table-cell table:formula="of:=[.D18]+SQRT(([.B19]-[.B18])^2+([.C19]-[.C18])^2)" office:value-type="float" office:value="2680.97439372908" calcext:value-type="float">
            <text:p>2680.97439372908</text:p>
          </table:table-cell>
          <table:table-cell table:style-name="ce3" table:formula="of:=ATAN2([.B20]-[.B19];[.C20]-[.C19])" office:value-type="float" office:value="0.997830242815741" calcext:value-type="float">
            <text:p>0.997830242815741</text:p>
          </table:table-cell>
          <table:table-cell table:formula="of:=IF([.E19]&lt;0;2*PI();0)+[.E19]" office:value-type="float" office:value="0.997830242815741" calcext:value-type="float">
            <text:p>0.997830242815741</text:p>
          </table:table-cell>
          <table:table-cell table:formula="of:=[.F19]-[.F18]" office:value-type="float" office:value="0.310159083460287" calcext:value-type="float">
            <text:p>0.310159083460287</text:p>
          </table:table-cell>
          <table:table-cell table:formula="of:=IF([.G19]&lt;-PI();[.G19]+2*PI();IF([.G19]&gt;PI();[.G19]-2*PI();[.G19]))" office:value-type="float" office:value="0.310159083460287" calcext:value-type="float">
            <text:p>0.310159083460287</text:p>
          </table:table-cell>
          <table:table-cell table:formula="of:=[.E19]+SIGN([.G19])*0.5*PI()-0.5*[.G19]" office:value-type="float" office:value="2.41354702788049" calcext:value-type="float">
            <text:p>2.41354702788049</text:p>
          </table:table-cell>
          <table:table-cell table:formula="of:=IF([.I19]&lt;0;[.I19]+2*PI();IF([.I19]&gt;2*PI();[.I19]-2*PI();[.I19]))" office:value-type="float" office:value="2.41354702788049" calcext:value-type="float">
            <text:p>2.41354702788049</text:p>
          </table:table-cell>
          <table:table-cell table:formula="of:=[.F19]+SIGN([.H20])*0.5*PI()+0.5*[.H20]" office:value-type="float" office:value="2.68184039259277" calcext:value-type="float">
            <text:p>2.68184039259277</text:p>
          </table:table-cell>
          <table:table-cell table:formula="of:=IF([.K19]&lt;0;[.K19]+2*PI();IF([.K19]&gt;2*PI();[.K19]-2*PI();[.K19]))" office:value-type="float" office:value="2.68184039259277" calcext:value-type="float">
            <text:p>2.68184039259277</text:p>
          </table:table-cell>
          <table:table-cell table:formula="of:=IF([.H19]*[.H20]&lt;0;&quot;NONE&quot;;IF([.H19]&lt;0;&quot;RIGHT&quot;;&quot;LEFT&quot;))" office:value-type="string" office:string-value="LEFT" calcext:value-type="string">
            <text:p>LEFT</text:p>
          </table:table-cell>
          <table:table-cell table:formula="of:=[.K19]-[.I19]" office:value-type="float" office:value="0.268293364712274" calcext:value-type="float">
            <text:p>0.268293364712274</text:p>
          </table:table-cell>
          <table:table-cell table:formula="of:=IF([.N19]&lt;-PI();[.N19]+2*PI();IF([.N19]&gt;PI();[.N19]-2*PI();[.N19]))" office:value-type="float" office:value="0.268293364712274" calcext:value-type="float">
            <text:p>0.268293364712274</text:p>
          </table:table-cell>
          <table:table-cell table:formula="of:=IF([.M19]=&quot;NONE&quot;;&quot;NaN&quot;;0.5*([.D20]-[.D19])/SIN(0.5*[.O19]))" office:value-type="float" office:value="412.847694649707" calcext:value-type="float">
            <text:p>412.847694649707</text:p>
          </table:table-cell>
          <table:table-cell table:number-columns-repeated="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1888.84716" calcext:value-type="float">
            <text:p>1888.84716</text:p>
          </table:table-cell>
          <table:table-cell office:value-type="float" office:value="1529.63693" calcext:value-type="float">
            <text:p>1529.63693</text:p>
          </table:table-cell>
          <table:table-cell table:formula="of:=[.D19]+SQRT(([.B20]-[.B19])^2+([.C20]-[.C19])^2)" office:value-type="float" office:value="2791.40678289698" calcext:value-type="float">
            <text:p>2791.40678289698</text:p>
          </table:table-cell>
          <table:table-cell table:style-name="ce3" table:formula="of:=ATAN2([.B21]-[.B20];[.C21]-[.C20])" office:value-type="float" office:value="1.22425788878" calcext:value-type="float">
            <text:p>1.22425788878</text:p>
          </table:table-cell>
          <table:table-cell table:formula="of:=IF([.E20]&lt;0;2*PI();0)+[.E20]" office:value-type="float" office:value="1.22425788878" calcext:value-type="float">
            <text:p>1.22425788878</text:p>
          </table:table-cell>
          <table:table-cell table:formula="of:=[.F20]-[.F19]" office:value-type="float" office:value="0.22642764596426" calcext:value-type="float">
            <text:p>0.22642764596426</text:p>
          </table:table-cell>
          <table:table-cell table:formula="of:=IF([.G20]&lt;-PI();[.G20]+2*PI();IF([.G20]&gt;PI();[.G20]-2*PI();[.G20]))" office:value-type="float" office:value="0.22642764596426" calcext:value-type="float">
            <text:p>0.22642764596426</text:p>
          </table:table-cell>
          <table:table-cell table:formula="of:=[.E20]+SIGN([.G20])*0.5*PI()-0.5*[.G20]" office:value-type="float" office:value="2.68184039259277" calcext:value-type="float">
            <text:p>2.68184039259277</text:p>
          </table:table-cell>
          <table:table-cell table:formula="of:=IF([.I20]&lt;0;[.I20]+2*PI();IF([.I20]&gt;2*PI();[.I20]-2*PI();[.I20]))" office:value-type="float" office:value="2.68184039259277" calcext:value-type="float">
            <text:p>2.68184039259277</text:p>
          </table:table-cell>
          <table:table-cell table:formula="of:=[.F20]+SIGN([.H21])*0.5*PI()+0.5*[.H21]" office:value-type="float" office:value="2.91969673899668" calcext:value-type="float">
            <text:p>2.91969673899668</text:p>
          </table:table-cell>
          <table:table-cell table:formula="of:=IF([.K20]&lt;0;[.K20]+2*PI();IF([.K20]&gt;2*PI();[.K20]-2*PI();[.K20]))" office:value-type="float" office:value="2.91969673899668" calcext:value-type="float">
            <text:p>2.91969673899668</text:p>
          </table:table-cell>
          <table:table-cell table:formula="of:=IF([.H20]*[.H21]&lt;0;&quot;NONE&quot;;IF([.H20]&lt;0;&quot;RIGHT&quot;;&quot;LEFT&quot;))" office:value-type="string" office:string-value="LEFT" calcext:value-type="string">
            <text:p>LEFT</text:p>
          </table:table-cell>
          <table:table-cell table:formula="of:=[.K20]-[.I20]" office:value-type="float" office:value="0.237856346403915" calcext:value-type="float">
            <text:p>0.237856346403915</text:p>
          </table:table-cell>
          <table:table-cell table:formula="of:=IF([.N20]&lt;-PI();[.N20]+2*PI();IF([.N20]&gt;PI();[.N20]-2*PI();[.N20]))" office:value-type="float" office:value="0.237856346403915" calcext:value-type="float">
            <text:p>0.237856346403915</text:p>
          </table:table-cell>
          <table:table-cell table:formula="of:=IF([.M20]=&quot;NONE&quot;;&quot;NaN&quot;;0.5*([.D21]-[.D20])/SIN(0.5*[.O20]))" office:value-type="float" office:value="482.831626782096" calcext:value-type="float">
            <text:p>482.831626782096</text:p>
          </table:table-cell>
          <table:table-cell table:number-columns-repeated="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1927.76155" calcext:value-type="float">
            <text:p>1927.76155</text:p>
          </table:table-cell>
          <table:table-cell office:value-type="float" office:value="1637.4" calcext:value-type="float">
            <text:p>1637.4</text:p>
          </table:table-cell>
          <table:table-cell table:formula="of:=[.D20]+SQRT(([.B21]-[.B20])^2+([.C21]-[.C20])^2)" office:value-type="float" office:value="2905.98081575302" calcext:value-type="float">
            <text:p>2905.98081575302</text:p>
          </table:table-cell>
          <table:table-cell table:style-name="ce3" table:formula="of:=ATAN2([.B22]-[.B21];[.C22]-[.C21])" office:value-type="float" office:value="1.47354293562357" calcext:value-type="float">
            <text:p>1.47354293562357</text:p>
          </table:table-cell>
          <table:table-cell table:formula="of:=IF([.E21]&lt;0;2*PI();0)+[.E21]" office:value-type="float" office:value="1.47354293562357" calcext:value-type="float">
            <text:p>1.47354293562357</text:p>
          </table:table-cell>
          <table:table-cell table:formula="of:=[.F21]-[.F20]" office:value-type="float" office:value="0.24928504684357" calcext:value-type="float">
            <text:p>0.24928504684357</text:p>
          </table:table-cell>
          <table:table-cell table:formula="of:=IF([.G21]&lt;-PI();[.G21]+2*PI();IF([.G21]&gt;PI();[.G21]-2*PI();[.G21]))" office:value-type="float" office:value="0.24928504684357" calcext:value-type="float">
            <text:p>0.24928504684357</text:p>
          </table:table-cell>
          <table:table-cell table:formula="of:=[.E21]+SIGN([.G21])*0.5*PI()-0.5*[.G21]" office:value-type="float" office:value="2.91969673899668" calcext:value-type="float">
            <text:p>2.91969673899668</text:p>
          </table:table-cell>
          <table:table-cell table:formula="of:=IF([.I21]&lt;0;[.I21]+2*PI();IF([.I21]&gt;2*PI();[.I21]-2*PI();[.I21]))" office:value-type="float" office:value="2.91969673899668" calcext:value-type="float">
            <text:p>2.91969673899668</text:p>
          </table:table-cell>
          <table:table-cell table:formula="of:=[.F21]+SIGN([.H22])*0.5*PI()+0.5*[.H22]" office:value-type="float" office:value="3.08527404763076" calcext:value-type="float">
            <text:p>3.08527404763076</text:p>
          </table:table-cell>
          <table:table-cell table:formula="of:=IF([.K21]&lt;0;[.K21]+2*PI();IF([.K21]&gt;2*PI();[.K21]-2*PI();[.K21]))" office:value-type="float" office:value="3.08527404763076" calcext:value-type="float">
            <text:p>3.08527404763076</text:p>
          </table:table-cell>
          <table:table-cell table:formula="of:=IF([.H21]*[.H22]&lt;0;&quot;NONE&quot;;IF([.H21]&lt;0;&quot;RIGHT&quot;;&quot;LEFT&quot;))" office:value-type="string" office:string-value="LEFT" calcext:value-type="string">
            <text:p>LEFT</text:p>
          </table:table-cell>
          <table:table-cell table:formula="of:=[.K21]-[.I21]" office:value-type="float" office:value="0.165577308634072" calcext:value-type="float">
            <text:p>0.165577308634072</text:p>
          </table:table-cell>
          <table:table-cell table:formula="of:=IF([.N21]&lt;-PI();[.N21]+2*PI();IF([.N21]&gt;PI();[.N21]-2*PI();[.N21]))" office:value-type="float" office:value="0.165577308634072" calcext:value-type="float">
            <text:p>0.165577308634072</text:p>
          </table:table-cell>
          <table:table-cell table:formula="of:=IF([.M21]=&quot;NONE&quot;;&quot;NaN&quot;;0.5*([.D22]-[.D21])/SIN(0.5*[.O21]))" office:value-type="float" office:value="745.596471946969" calcext:value-type="float">
            <text:p>745.596471946969</text:p>
          </table:table-cell>
          <table:table-cell table:number-columns-repeated="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1939.73525" calcext:value-type="float">
            <text:p>1939.73525</text:p>
          </table:table-cell>
          <table:table-cell office:value-type="float" office:value="1760.13018" calcext:value-type="float">
            <text:p>1760.13018</text:p>
          </table:table-cell>
          <table:table-cell table:formula="of:=[.D21]+SQRT(([.B22]-[.B21])^2+([.C22]-[.C21])^2)" office:value-type="float" office:value="3029.29369656651" calcext:value-type="float">
            <text:p>3029.29369656651</text:p>
          </table:table-cell>
          <table:table-cell table:style-name="ce3" table:formula="of:=ATAN2([.B23]-[.B22];[.C23]-[.C22])" office:value-type="float" office:value="1.55541250604815" calcext:value-type="float">
            <text:p>1.55541250604815</text:p>
          </table:table-cell>
          <table:table-cell table:formula="of:=IF([.E22]&lt;0;2*PI();0)+[.E22]" office:value-type="float" office:value="1.55541250604815" calcext:value-type="float">
            <text:p>1.55541250604815</text:p>
          </table:table-cell>
          <table:table-cell table:formula="of:=[.F22]-[.F21]" office:value-type="float" office:value="0.0818695704245742" calcext:value-type="float">
            <text:p>0.081869570424574</text:p>
          </table:table-cell>
          <table:table-cell table:formula="of:=IF([.G22]&lt;-PI();[.G22]+2*PI();IF([.G22]&gt;PI();[.G22]-2*PI();[.G22]))" office:value-type="float" office:value="0.0818695704245742" calcext:value-type="float">
            <text:p>0.081869570424574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table:number-columns-repeated="2"/>
          <table:table-cell table:formula="of:=IF([.M22]=&quot;NONE&quot;;&quot;NaN&quot;;0.5*([.D23]-[.D22])/SIN(0.5*[.O22]))" office:value-type="string" office:string-value="NaN" calcext:value-type="string">
            <text:p>NaN</text:p>
          </table:table-cell>
          <table:table-cell table:number-columns-repeated="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1942.72875" calcext:value-type="float">
            <text:p>1942.72875</text:p>
          </table:table-cell>
          <table:table-cell office:value-type="float" office:value="1954.70238" calcext:value-type="float">
            <text:p>1954.70238</text:p>
          </table:table-cell>
          <table:table-cell table:formula="of:=[.D22]+SQRT(([.B23]-[.B22])^2+([.C23]-[.C22])^2)" office:value-type="float" office:value="3223.88892275433" calcext:value-type="float">
            <text:p>3223.88892275433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 table:number-rows-repeated="2">
          <table:table-cell table:style-name="ce2"/>
          <table:table-cell table:number-columns-repeated="22"/>
        </table:table-row>
        <table:table-row table:style-name="ro1" table:number-rows-repeated="14">
          <table:table-cell table:number-columns-repeated="23"/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office:value-type="float" office:value="5.97097333647434" calcext:value-type="float">
            <text:p>5.97097333647434</text:p>
          </table:table-cell>
          <table:table-cell office:value-type="float" office:value="5.67560511201705" calcext:value-type="float">
            <text:p>5.67560511201705</text:p>
          </table:table-cell>
          <table:table-cell office:value-type="float" office:value="5.36755240509267" calcext:value-type="float">
            <text:p>5.36755240509267</text:p>
          </table:table-cell>
          <table:table-cell office:value-type="float" office:value="5.04975940807727" calcext:value-type="float">
            <text:p>5.04975940807727</text:p>
          </table:table-cell>
          <table:table-cell office:value-type="float" office:value="4.79077274620857" calcext:value-type="float">
            <text:p>4.79077274620857</text:p>
          </table:table-cell>
          <table:table-cell office:value-type="float" office:value="1.68360832371392" calcext:value-type="float">
            <text:p>1.68360832371392</text:p>
          </table:table-cell>
          <table:table-cell office:value-type="float" office:value="1.97139988081279" calcext:value-type="float">
            <text:p>1.97139988081279</text:p>
          </table:table-cell>
          <table:table-cell office:value-type="float" office:value="2.27844879922016" calcext:value-type="float">
            <text:p>2.27844879922016</text:p>
          </table:table-cell>
          <table:table-cell office:value-type="float" office:value="2.57805584123705" calcext:value-type="float">
            <text:p>2.57805584123705</text:p>
          </table:table-cell>
          <table:table-cell office:value-type="float" office:value="2.73861224878881" calcext:value-type="float">
            <text:p>2.73861224878881</text:p>
          </table:table-cell>
          <table:table-cell office:value-type="float" office:value="5.74918855978259" calcext:value-type="float">
            <text:p>5.74918855978259</text:p>
          </table:table-cell>
          <table:table-cell office:value-type="float" office:value="5.38028102730378" calcext:value-type="float">
            <text:p>5.38028102730378</text:p>
          </table:table-cell>
          <table:table-cell office:value-type="float" office:value="5.11708576400765" calcext:value-type="float">
            <text:p>5.11708576400765</text:p>
          </table:table-cell>
          <table:table-cell office:value-type="float" office:value="1.93392251367285" calcext:value-type="float">
            <text:p>1.93392251367285</text:p>
          </table:table-cell>
          <table:table-cell office:value-type="float" office:value="2.10488511422802" calcext:value-type="float">
            <text:p>2.10488511422802</text:p>
          </table:table-cell>
          <table:table-cell office:value-type="float" office:value="2.41354702788049" calcext:value-type="float">
            <text:p>2.41354702788049</text:p>
          </table:table-cell>
          <table:table-cell office:value-type="float" office:value="2.68184039259277" calcext:value-type="float">
            <text:p>2.68184039259277</text:p>
          </table:table-cell>
          <table:table-cell office:value-type="float" office:value="2.91969673899668" calcext:value-type="float">
            <text:p>2.91969673899668</text:p>
          </table:table-cell>
          <table:table-cell office:value-type="float" office:value="3.08527404763076" calcext:value-type="float">
            <text:p>3.08527404763076</text:p>
          </table:table-cell>
          <table:table-cell table:number-columns-repeated="2" office:value-type="float" office:value="2.91969673899668" calcext:value-type="float">
            <text:p>2.91969673899668</text:p>
          </table:table-cell>
          <table:table-cell office:value-type="float" office:value="1.47354293562357" calcext:value-type="float">
            <text:p>1.47354293562357</text:p>
          </table:table-cell>
          <table:table-cell office:value-type="float" office:value="1.55541250604815" calcext:value-type="float">
            <text:p>1.55541250604815</text:p>
          </table:table-cell>
        </table:table-row>
        <table:table-row table:style-name="ro1" table:number-rows-repeated="1048533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8:05:30.480349379</meta:creation-date>
    <dc:date>2019-04-03T21:21:25.176106396</dc:date>
    <meta:editing-duration>P1DT11H55M30S</meta:editing-duration>
    <meta:editing-cycles>7</meta:editing-cycles>
    <meta:generator>LibreOffice/6.0.7.3$Linux_X86_64 LibreOffice_project/00m0$Build-3</meta:generator>
    <meta:document-statistic meta:table-count="1" meta:cell-count="3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097cm" svg:height="11.662cm" xlink:href=".." xlink:type="simple" chart:class="chart:scatter" chart:column-mapping="0" chart:style-name="ch1">
        <chart:plot-area chart:style-name="ch2" table:cell-range-address="Sheet1.A1:Sheet1.A23 Sheet1.B2:Sheet1.C23" chart:data-source-has-labels="column" svg:x="0.261cm" svg:y="0.233cm" svg:width="12.575cm" svg:height="11.196cm">
          <chartooo:coordinate-region svg:x="1.253cm" svg:y="0.432cm" svg:width="11.211cm" svg:height="10.35cm"/>
          <chart:axis chart:dimension="x" chart:name="primary-x" chart:style-name="ch3" chartooo:axis-type="auto">
            <chart:categories table:cell-range-address="Sheet1.A1:Sheet1.A2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2:Sheet1.C23" chart:class="chart:scatter">
            <chart:domain table:cell-range-address="Sheet1.B2:Sheet1.B23"/>
            <chart:data-point chart:repeated="2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ndex</text:p>
                <draw:g>
                  <svg:desc>Sheet1.A1:Sheet1.A23</svg:desc>
                </draw:g>
              </table:table-cell>
              <table:table-cell office:value-type="float" office:value="0">
                <text:p>0</text:p>
                <draw:g>
                  <svg:desc>Sheet1.B2:Sheet1.B23</svg:desc>
                </draw:g>
              </table:table-cell>
              <table:table-cell office:value-type="float" office:value="0">
                <text:p>0</text:p>
                <draw:g>
                  <svg:desc>Sheet1.C2:Sheet1.C23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98024">
                <text:p>8.98024</text:p>
              </table:table-cell>
              <table:table-cell office:value-type="float" office:value="416.0852">
                <text:p>416.085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0.95391">
                <text:p>20.95391</text:p>
              </table:table-cell>
              <table:table-cell office:value-type="float" office:value="496.90749">
                <text:p>496.9074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5.85521">
                <text:p>65.85521</text:p>
              </table:table-cell>
              <table:table-cell office:value-type="float" office:value="583.71662">
                <text:p>583.716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5.72356">
                <text:p>125.72356</text:p>
              </table:table-cell>
              <table:table-cell office:value-type="float" office:value="649.571843">
                <text:p>649.5718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2.53272">
                <text:p>212.53272</text:p>
              </table:table-cell>
              <table:table-cell office:value-type="float" office:value="694.4731231">
                <text:p>694.473123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02.33527">
                <text:p>302.33527</text:p>
              </table:table-cell>
              <table:table-cell office:value-type="float" office:value="712.4336331">
                <text:p>712.43363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70.52577">
                <text:p>670.52577</text:p>
              </table:table-cell>
              <table:table-cell office:value-type="float" office:value="697.4665431">
                <text:p>697.46654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36.38098">
                <text:p>736.38098</text:p>
              </table:table-cell>
              <table:table-cell office:value-type="float" office:value="715.427053">
                <text:p>715.4270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17.203284">
                <text:p>817.203284</text:p>
              </table:table-cell>
              <table:table-cell office:value-type="float" office:value="763.321753">
                <text:p>763.32175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74.078238">
                <text:p>874.078238</text:p>
              </table:table-cell>
              <table:table-cell office:value-type="float" office:value="832.17038">
                <text:p>832.170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15.986099">
                <text:p>915.986099</text:p>
              </table:table-cell>
              <table:table-cell office:value-type="float" office:value="921.97294">
                <text:p>921.972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51.907123">
                <text:p>951.907123</text:p>
              </table:table-cell>
              <table:table-cell office:value-type="float" office:value="1014.76892">
                <text:p>1014.768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14.76892">
                <text:p>1014.76892</text:p>
              </table:table-cell>
              <table:table-cell office:value-type="float" office:value="1089.60439">
                <text:p>1089.6043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98.58464">
                <text:p>1098.58464</text:p>
              </table:table-cell>
              <table:table-cell office:value-type="float" office:value="1131.51225">
                <text:p>1131.512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55.36052">
                <text:p>1655.36052</text:p>
              </table:table-cell>
              <table:table-cell office:value-type="float" office:value="1332.07131">
                <text:p>1332.071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45.16306">
                <text:p>1745.16306</text:p>
              </table:table-cell>
              <table:table-cell office:value-type="float" office:value="1367.99233">
                <text:p>1367.992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28.9788">
                <text:p>1828.9788</text:p>
              </table:table-cell>
              <table:table-cell office:value-type="float" office:value="1436.84096">
                <text:p>1436.8409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88.84716">
                <text:p>1888.84716</text:p>
              </table:table-cell>
              <table:table-cell office:value-type="float" office:value="1529.63693">
                <text:p>1529.6369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927.76155">
                <text:p>1927.76155</text:p>
              </table:table-cell>
              <table:table-cell office:value-type="float" office:value="1637.4">
                <text:p>1637.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39.73525">
                <text:p>1939.73525</text:p>
              </table:table-cell>
              <table:table-cell office:value-type="float" office:value="1760.13018">
                <text:p>1760.130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42.72875">
                <text:p>1942.72875</text:p>
              </table:table-cell>
              <table:table-cell office:value-type="float" office:value="1954.70238">
                <text:p>1954.702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